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 fo:padding="0.15cm" fo:border="0.018cm solid #000000" style:shadow="none"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11"/>
      <text:p text:style-name="P32">%=remLineWhenBlank(REMARQUES,1)=%</text:p>
      <text:p text:style-name="P7">%=remLineWhenBlank(TXT_REMARQUES,1)=%</text:p>
      <text:p text:style-name="P10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27754659" text:style-name="L1">
        <text:list-item>
          <text:p text:style-name="P37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7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6:42.23</dc:date>
    <meta:print-date>2011-02-22T10:58:36</meta:print-date>
    <meta:editing-cycles>171</meta:editing-cycles>
    <meta:editing-duration>P1DT14H37M13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